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rsid="00286a22" officeooo:paragraph-rsid="00286a22"/>
    </style:style>
    <style:style style:name="P3" style:family="paragraph" style:parent-style-name="Heading_20_1" style:master-page-name="Right_20_Page">
      <style:paragraph-properties style:page-number="auto"/>
      <style:text-properties officeooo:rsid="00286a22" officeooo:paragraph-rsid="00286a22"/>
    </style:style>
    <style:style style:name="P4" style:family="paragraph" style:parent-style-name="Text_20_body">
      <style:text-properties officeooo:rsid="00286a22" officeooo:paragraph-rsid="002d45ca"/>
    </style:style>
    <style:style style:name="P5" style:family="paragraph" style:parent-style-name="Heading_20_3">
      <style:text-properties officeooo:rsid="002d45ca" officeooo:paragraph-rsid="002d45ca"/>
    </style:style>
    <style:style style:name="P6" style:family="paragraph" style:parent-style-name="Heading_20_3">
      <style:paragraph-properties fo:break-before="page"/>
      <style:text-properties officeooo:rsid="00286a22" officeooo:paragraph-rsid="00286a22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45ca"/>
    </style:style>
    <style:style style:name="T6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re and Rain</text:h>
      <text:h text:style-name="Heading_20_2" text:outline-level="2">(<text:span text:style-name="T1">James Taylor</text:span>)</text:h>
      <text:p text:style-name="Text_20_body">Time Signature: 4/4</text:p>
      <text:p text:style-name="Text_20_body">Chords: Am, C, <text:span text:style-name="T1">Dm, </text:span>F, G</text:p>
      <text:p text:style-name="Text_20_body">Tempo: 1<text:span text:style-name="T1">00 - 120</text:span> BPM</text:p>
      <text:p text:style-name="P1"/>
      <text:h text:style-name="P6" text:outline-level="3">[Intro]</text:h>
      <text:p text:style-name="P2"><text:span text:style-name="T5">C Dm F C <text:s/>G F C</text:span></text:p>
      <text:h text:style-name="Heading_20_3" text:outline-level="3">[VERSE 1]</text:h>
      <text:p text:style-name="P2"><text:span text:style-name="T2">C</text:span> <text:s text:c="13"/>Dm <text:s text:c="5"/></text:p>
      <text:p text:style-name="P2">Just yesterday morning </text:p>
      <text:p text:style-name="P2"><text:s text:c="12"/><text:span text:style-name="T2">F</text:span> <text:s text:c="12"/><text:span text:style-name="T2">C</text:span></text:p>
      <text:p text:style-name="P2">they let me know you were gone </text:p>
      <text:p text:style-name="P2"><text:s text:c="12"/><text:span text:style-name="T3">G </text:span><text:s text:c="21"/><text:span text:style-name="T3">F <text:s text:c="9"/>C</text:span></text:p>
      <text:p text:style-name="P2">Susanne the plans they made put an end to you </text:p>
      <text:p text:style-name="P2"><text:s text:c="2"/><text:span text:style-name="T2">C</text:span> <text:s text:c="14"/>Dm <text:s text:c="5"/></text:p>
      <text:p text:style-name="P2">I walked out this morning </text:p>
      <text:p text:style-name="P2"><text:s text:c="6"/><text:span text:style-name="T2">F</text:span> <text:s text:c="14"/><text:span text:style-name="T2">C</text:span></text:p>
      <text:p text:style-name="P2">and I wrote down this song </text:p>
      <text:p text:style-name="P2"><text:s text:c="13"/><text:span text:style-name="T3">G </text:span><text:s text:c="14"/>F <text:s text:c="10"/>C</text:p>
      <text:p text:style-name="P2">I just can't remember who to send it to </text:p>
      <text:h text:style-name="Heading_20_3" text:outline-level="3">[CHORUS]</text:h>
      <text:p text:style-name="P2"><text:span text:style-name="T2">F</text:span> <text:s text:c="8"/><text:span text:style-name="T2">G</text:span> <text:s text:c="17"/><text:span text:style-name="T2">C</text:span></text:p>
      <text:p text:style-name="P2">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6">C</text:span></text:p>
      <text:p text:style-name="P2">when I could not find a friend </text:p>
      <text:p text:style-name="P2"><text:s text:c="6"/>F <text:s text:c="22"/>Dm <text:s text:c="6"/><text:span text:style-name="T2">C</text:span></text:p>
      <text:p text:style-name="P2">But I always thought that I'd see you again </text:p>
      <text:h text:style-name="Heading_20_3" text:outline-level="3">[VERSE 2]</text:h>
      <text:p text:style-name="P2"><text:s text:c="10"/><text:span text:style-name="T2">C</text:span> <text:s text:c="17"/>Dm</text:p>
      <text:p text:style-name="P2">Won't you look down upon me, Jesus </text:p>
      <text:p text:style-name="P2"><text:s text:c="14"/><text:span text:style-name="T2">F</text:span> <text:s text:c="13"/><text:span text:style-name="T2">C</text:span></text:p>
      <text:p text:style-name="P2">You've got to help me make a stand </text:p>
      <text:p text:style-name="P2"><text:s text:c="19"/><text:span text:style-name="T3">G</text:span> <text:s text:c="14"/><text:span text:style-name="T3">F <text:s text:c="9"/>C</text:span></text:p>
      <text:p text:style-name="P2">You've just got to see me through another day </text:p>
      <text:p text:style-name="P2"><text:span text:style-name="T2">C</text:span> <text:s text:c="8"/>Dm <text:s text:c="11"/><text:span text:style-name="T2">F</text:span> <text:s text:c="9"/><text:span text:style-name="T2">C</text:span></text:p>
      <text:p text:style-name="P2">My body's aching and my time is at hand </text:p>
      <text:p text:style-name="P2"><text:s text:c="12"/><text:span text:style-name="T3">G </text:span><text:s text:c="10"/>F <text:s text:c="9"/>C</text:p>
      <text:p text:style-name="P2">And I won't make it any other way </text:p>
      <text:h text:style-name="Heading_20_3" text:outline-level="3"><text:soft-page-break/>[CHORUS]</text:h>
      <text:p text:style-name="P2"><text:span text:style-name="T2">F</text:span> <text:s text:c="12"/><text:span text:style-name="T2">G</text:span> <text:s text:c="17"/><text:span text:style-name="T2">C</text:span></text:p>
      <text:p text:style-name="P2">Oh, 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6">C</text:span> <text:s text:c="5"/></text:p>
      <text:p text:style-name="P2">when I could not find a friend </text:p>
      <text:p text:style-name="P2"><text:s text:c="6"/>F <text:s text:c="22"/>Dm <text:s text:c="6"/><text:span text:style-name="T3">C</text:span></text:p>
      <text:p text:style-name="P2">But I always thought that I'd see you again </text:p>
      <text:h text:style-name="Heading_20_3" text:outline-level="3">[VERSE 3]</text:h>
      <text:p text:style-name="P2"><text:s text:c="5"/><text:span text:style-name="T2">C</text:span> <text:s text:c="20"/>Dm <text:s text:c="8"/></text:p>
      <text:p text:style-name="P2">Been walking my mind to an easy time, </text:p>
      <text:p text:style-name="P2"><text:s text:c="3"/><text:span text:style-name="T2">F</text:span> <text:s text:c="22"/><text:span text:style-name="T2">C</text:span></text:p>
      <text:p text:style-name="P2">my back turned towards the sun </text:p>
      <text:p text:style-name="P2"><text:s text:c="20"/><text:span text:style-name="T3">G</text:span> <text:s text:c="14"/></text:p>
      <text:p text:style-name="P2">Lord knows when the cold wind blows </text:p>
      <text:p text:style-name="P2"><text:s text:c="6"/><text:span text:style-name="T3">F <text:s text:c="21"/>C</text:span></text:p>
      <text:p text:style-name="P2">it'll turn your head around </text:p>
      <text:p text:style-name="P2"><text:s text:c="14"/><text:span text:style-name="T2">C</text:span> <text:s text:c="19"/>Dm <text:s text:c="7"/></text:p>
      <text:p text:style-name="P2">Well, there's hours of time on the telephone </text:p>
      <text:p text:style-name="P2"><text:s text:c="8"/><text:span text:style-name="T2">F</text:span> <text:s text:c="19"/><text:span text:style-name="T2">C</text:span></text:p>
      <text:p text:style-name="P2">line to talk about things to come </text:p>
      <text:p text:style-name="P2"><text:s text:c="17"/><text:span text:style-name="T3">G</text:span> <text:s text:c="14"/></text:p>
      <text:p text:style-name="P2">Sweet dreams and flying machines </text:p>
      <text:p text:style-name="P2"><text:s text:c="3"/>F <text:s text:c="20"/>C </text:p>
      <text:p text:style-name="P2">in pieces on the groun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<text:span text:style-name="T2">F</text:span> <text:s text:c="12"/><text:span text:style-name="T2">G</text:span> <text:s text:c="17"/><text:span text:style-name="T2">C</text:span></text:p>
      <text:p text:style-name="P2">Oh, 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6">C</text:span></text:p>
      <text:p text:style-name="P2">when I could not find a friend </text:p>
      <text:p text:style-name="P4"><text:s text:c="6"/>F <text:s text:c="22"/>Dm <text:s text:c="6"/><text:span text:style-name="T3">C</text:span></text:p>
      <text:p text:style-name="P4">But I always thought that I'd see you again </text:p>
      <text:h text:style-name="P5" text:outline-level="3">[OUTRO]</text:h>
      <text:p text:style-name="P4"><text:s text:c="6"/>F <text:s text:c="22"/>Dm <text:s text:c="6"/></text:p>
      <text:p text:style-name="P4">But I always thought that I'd see you, </text:p>
      <text:p text:style-name="P4"><text:s text:c="6"/><text:span text:style-name="T6">F</text:span> <text:s text:c="13"/><text:span text:style-name="T3">C</text:span></text:p>
      <text:p text:style-name="P4">baby, one more time again </text:p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35S</meta:editing-duration>
    <meta:editing-cycles>30</meta:editing-cycles>
    <meta:generator>LibreOffice/5.2.6.2$MacOSX_X86_64 LibreOffice_project/a3100ed2409ebf1c212f5048fbe377c281438fdc</meta:generator>
    <dc:title>Lyrics + Chords</dc:title>
    <dc:date>2017-05-11T21:35:42.515877000</dc:date>
    <meta:print-date>2017-04-03T12:23:29.985893000</meta:print-date>
    <meta:document-statistic meta:table-count="0" meta:image-count="0" meta:object-count="0" meta:page-count="4" meta:paragraph-count="92" meta:word-count="377" meta:character-count="2657" meta:non-whitespace-character-count="12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